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90000017ACD960320F8A879C8.png" manifest:media-type="image/png"/>
  <manifest:file-entry manifest:full-path="Pictures/100000000000031F000001B981B77B6E3438E603.png" manifest:media-type="image/png"/>
  <manifest:file-entry manifest:full-path="Pictures/100000000000032B000001220742142B244D6074.png" manifest:media-type="image/png"/>
  <manifest:file-entry manifest:full-path="Pictures/10000000000003440000017CDC04B2A433CF69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ameel Noori Nastaleeq" svg:font-family="'Jameel Noori Nastaleeq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11.2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11.5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16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75cm" svg:height="7.494cm" svg:x="3cm" svg:y="3.756cm">
          <draw:image xlink:href="Pictures/10000000000003440000017CDC04B2A433CF6909.png" xlink:type="simple" xlink:show="embed" xlink:actuate="onLoad" draw:mime-type="image/png">
            <text:p/>
          </draw:image>
        </draw:frame>
        <draw:frame draw:style-name="gr1" draw:text-style-name="P1" draw:layer="layout" svg:width="19cm" svg:height="3.75cm" svg:x="1cm" svg:y="0cm">
          <draw:image xlink:href="Pictures/100000000000032B000001220742142B244D6074.png" xlink:type="simple" xlink:show="embed" xlink:actuate="onLoad" draw:mime-type="image/png">
            <text:p/>
          </draw:image>
        </draw:frame>
        <draw:custom-shape draw:style-name="gr2" draw:text-style-name="P2" draw:layer="layout" svg:width="11.75cm" svg:height="1cm" svg:x="-14cm" svg:y="2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1.25cm" svg:x="7.75cm" svg:y="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25cm" svg:height="1cm" svg:x="2.5cm" svg:y="28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5cm" svg:height="11.2cm" svg:x="1.5cm" svg:y="18.5cm">
          <draw:image xlink:href="Pictures/100000000000031F000001B981B77B6E3438E603.png" xlink:type="simple" xlink:show="embed" xlink:actuate="onLoad" draw:mime-type="image/png">
            <text:p/>
          </draw:image>
        </draw:frame>
        <draw:frame draw:style-name="gr1" draw:text-style-name="P1" draw:layer="layout" svg:width="16.349cm" svg:height="7.539cm" svg:x="3.651cm" svg:y="11cm">
          <draw:image xlink:href="Pictures/10000000000003290000017ACD960320F8A879C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ameel Noori Nastaleeq" svg:font-family="'Jameel Noori Nastaleeq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ur" style:country-complex="PK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Kufi Arabic" style:font-family-complex="'Noto Kufi Arabi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0T21:01:55.513844481</meta:creation-date>
    <dc:date>2021-03-10T22:56:35.151696562</dc:date>
    <meta:editing-duration>PT1H24M4S</meta:editing-duration>
    <meta:editing-cycles>8</meta:editing-cycles>
    <meta:generator>LibreOffice/7.1.1.2$Linux_X86_64 LibreOffice_project/10$Build-2</meta:generator>
    <meta:document-statistic meta:object-count="7"/>
  </office:meta>
</office:document-meta>
</file>